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textmaker="tm" office:version="1.2">
  <office:scripts/>
  <office:font-face-decls>
    <style:font-face style:name="Basic Sans" svg:font-family="'Basic Sans'" style:font-family-generic="roman"/>
    <style:font-face style:name="Berenika" svg:font-family="Berenika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JARDOTTY" svg:font-family="JARDOTTY" style:font-pitch="variable"/>
    <style:font-face style:name="Linux Libertine O1" svg:font-family="'Linux Libertine O'" style:font-pitch="variable"/>
    <style:font-face style:name="Garamond1" svg:font-family="Garamond" style:font-family-generic="roman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style:font-name="Streetwear" fo:font-size="22pt" style:font-size-asian="22pt" style:font-name-complex="Garamond" style:font-size-complex="22pt"/>
    </style:style>
    <style:style style:name="P2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Berenika" fo:font-size="14pt" fo:letter-spacing="normal" fo:language="en" fo:country="AU" fo:font-style="normal" style:text-underline-style="none" fo:font-weight="normal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Linux Libertine O1" fo:font-size="15pt" officeooo:paragraph-rsid="000d94cc" style:letter-kerning="false" style:font-name-asian="Times New Roman" style:font-size-asian="15pt" style:language-asian="en" style:country-asian="US" style:font-name-complex="Garamond1" style:font-size-complex="15pt" style:language-complex="ar" style:country-complex="SA" fo:hyphenate="true" fo:hyphenation-remain-char-count="2" fo:hyphenation-push-char-count="2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Linux Libertine O1" fo:font-size="15pt" fo:letter-spacing="normal" fo:language="en" fo:country="AU" fo:font-style="normal" style:text-underline-style="none" fo:font-weight="normal" officeooo:paragraph-rsid="000d94cc" style:letter-kerning="false" fo:background-color="transparent" style:font-name-asian="Times New Roman" style:font-size-asian="15pt" style:language-asian="en" style:country-asian="US" style:font-style-asian="normal" style:font-weight-asian="normal" style:font-name-complex="Garamond1" style:font-size-complex="15pt" style:language-complex="ar" style:country-complex="SA" style:font-style-complex="normal" style:font-weight-complex="normal" style:text-scale="100%" text:display="true" fo:hyphenate="true" fo:hyphenation-remain-char-count="2" fo:hyphenation-push-char-count="2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break-before="page" fo:padding="0cm" fo:border="none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Garamond1" fo:font-size="10pt" fo:letter-spacing="normal" fo:language="en" fo:country="AU" fo:font-style="normal" style:text-underline-style="none" fo:font-weight="normal" officeooo:paragraph-rsid="000da2be" style:letter-kerning="false" fo:background-color="transparent" style:font-name-asian="Times New Roman" style:font-size-asian="10pt" style:language-asian="en" style:country-asian="US" style:font-style-asian="normal" style:font-weight-asian="normal" style:font-name-complex="Garamond1" style:font-size-complex="15pt" style:language-complex="ar" style:country-complex="SA" style:font-style-complex="normal" style:font-weight-complex="normal" style:text-scale="100%" text:display="true" fo:hyphenate="true" fo:hyphenation-remain-char-count="2" fo:hyphenation-push-char-count="2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Streetwear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officeooo:rsid="000d94cc" style:letter-kerning="true" fo:background-color="transparent" loext:char-shading-value="0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fo:background-color="transparent" loext:char-shading-value="0" style:font-style-asian="normal" style:font-weight-asian="normal" style:font-style-complex="normal" style:font-weight-complex="normal" style:text-scale="100%" text:display="true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JARDOTTY" fo:letter-spacing="normal" fo:language="en" fo:country="AU" fo:font-style="normal" style:text-underline-style="none" fo:font-weight="normal" fo:background-color="transparent" loext:char-shading-value="0" style:font-style-asian="normal" style:font-weight-asian="normal" style:font-style-complex="normal" style:font-weight-complex="normal" style:text-scale="100%" text:display="true"/>
    </style:style>
    <style:style style:name="T5" style:family="text">
      <style:text-properties style:font-name="Impact"/>
    </style:style>
    <style:style style:name="T6" style:family="text">
      <style:text-properties style:font-name="Impact" officeooo:rsid="000bc8a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a2be" style:font-style-asian="italic" style:font-weight-asian="bold" style:font-style-complex="italic" style:font-weight-complex="bold"/>
    </style:style>
    <style:style style:name="T9" style:family="text">
      <style:text-properties officeooo:rsid="000da2be"/>
    </style:style>
    <style:style style:name="T10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P2">Name:</text:p>
        <text:p text:style-name="P1"><text:span text:style-name="T5">Chapter XXXV</text:span><text:span text:style-name="T6">I</text:span><text:span text:style-name="T1"> – </text:span><text:span text:style-name="T2">Faith</text:span></text:p>
        <text:p text:style-name="P4">1. Faith is the acceptance of <text:s/>_ _ _ _ _ _ _ <text:s/>on the _ _ _ _ _ _ _ _ <text:s/>of another.</text:p>
        <text:p text:style-name="P4">2. A person's authority is his <text:s text:c="2"/>_ _ _ _ _ _ _ <text:s text:c="2"/>to be believed on account of his <text:s text:c="2"/>_ _ _ _ _ _ _ _ _ _ and _ _ _ _ _ _ _ _ _ _ .</text:p>
        <text:p text:style-name="P3"><text:span text:style-name="T3">3. An act of science is based on (</text:span><text:span text:style-name="T4">intrinsic</text:span><text:span text:style-name="T3">) (</text:span><text:span text:style-name="T4">extrinsic</text:span><text:span text:style-name="T3">) evidence.</text:span></text:p>
        <text:p text:style-name="P3"><text:span text:style-name="T3">4. Two and two make four. My assent here is an act of (</text:span><text:span text:style-name="T4">faith</text:span><text:span text:style-name="T3">) (</text:span><text:span text:style-name="T4">science</text:span><text:span text:style-name="T3">).</text:span></text:p>
        <text:p text:style-name="P4">5. There are three kinds of faith: <text:s text:c="2"/>_ _ _ _ _ _ _ <text:s/>, <text:s text:c="2"/>_ _ _ _ _ _ _ _ _ _ _ _ <text:s text:c="2"/>and <text:s text:c="2"/>_ _ _ _ _ _ _ _ .</text:p>
        <text:p text:style-name="P4">6. It is by an act of <text:s/>_ _ _ _ _ _ _ _ _ _ _ _ <text:s/>faith that I know Teresa is a saint.</text:p>
        <text:p text:style-name="P4">7. Assenting to the Trinity, I make an act of <text:s/>_ _ _ _ _ _ _ <text:s/>faith.</text:p>
        <text:p text:style-name="P4">8. My act of divine faith is made by my <text:s/>_ _ _ _ _ _ _ _ _ , under a command from my <text:s/>_ _ _ _ _ _ _ .</text:p>
        <text:p text:style-name="P3"><text:span text:style-name="T3">9. It is a (</text:span><text:span text:style-name="T4">natural</text:span><text:span text:style-name="T3">) (</text:span><text:span text:style-name="T4">supernatural</text:span><text:span text:style-name="T3">) act.</text:span></text:p>
        <text:p text:style-name="P4">10. Its certitude is proportionate to God's <text:s/>_ _ _ _ _ _ _ _ _ _ .</text:p>
        <text:p text:style-name="P4">11. Its motive is God's <text:s/>_ _ _ _ _ _ _ _ _ _ .</text:p>
        <text:p text:style-name="P3"><text:span text:style-name="T3">12. I believe in the Trinity because (</text:span><text:span text:style-name="T4">Scripture and Tradition refer to it</text:span><text:span text:style-name="T3">) (</text:span><text:span text:style-name="T4">the Church defines it</text:span><text:span text:style-name="T3">) (</text:span><text:span text:style-name="T4">God reveals it</text:span><text:span text:style-name="T3">).</text:span></text:p>
        <text:p text:style-name="P4">13. When I want to know if God has revealed a truth, I ask <text:s/>_ _ <text:s/>_ _ _ _ _ _ .</text:p>
        <text:p text:style-name="P3"><text:span text:style-name="T3">14. The Church interprets Scripture and Tradition (</text:span><text:span text:style-name="T4">fallibly</text:span><text:span text:style-name="T3">) (</text:span><text:span text:style-name="T4">infallibly</text:span><text:span text:style-name="T3">).</text:span></text:p>
        <text:p text:style-name="P4">15. Because my act of faith is free, it can <text:s/>_ _ _ _ _ _ _ <text:s/>a reward in heaven.</text:p>
        <text:p text:style-name="P3"><text:span text:style-name="T3">16. My act of divine faith (</text:span><text:span text:style-name="T4">can</text:span><text:span text:style-name="T3">) (</text:span><text:span text:style-name="T4">cannot</text:span><text:span text:style-name="T3">) be false.</text:span></text:p>
        <text:p text:style-name="P3"><text:span text:style-name="T3">17. The certitude in my act of divine faith is a (</text:span><text:span text:style-name="T4">natural</text:span><text:span text:style-name="T3">) (</text:span><text:span text:style-name="T4">supernatural</text:span><text:span text:style-name="T3">) one.</text:span></text:p>
        <text:p text:style-name="P3"><text:span text:style-name="T3">18. I (</text:span><text:span text:style-name="T4">am</text:span><text:span text:style-name="T3">) (</text:span><text:span text:style-name="T4">am not</text:span><text:span text:style-name="T3">) more certain of the existence of heaven than of my own existence.</text:span></text:p>
        <text:p text:style-name="P3"><text:span text:style-name="T3">19. I (</text:span><text:span text:style-name="T4">am</text:span><text:span text:style-name="T3">) (</text:span><text:span text:style-name="T4">am not</text:span><text:span text:style-name="T3">) obliged to profess my faith externally.</text:span></text:p>
        <text:p text:style-name="P3"><text:span text:style-name="T3">20. I am (</text:span><text:span text:style-name="T4">sometimes</text:span><text:span text:style-name="T3">) (</text:span><text:span text:style-name="T4">never</text:span><text:span text:style-name="T3">) allowed to deny my faith.</text:span></text:p>
        <text:p text:style-name="P4">21. A Catholic who denied all<text:span text:style-name="T9"> </text:span>God's revealed truths would be called <text:s text:c="2"/>_ _ <text:s text:c="8"/>_ _ _ _ _ _ _ _ _ .</text:p>
        <text:p text:style-name="P4"><text:soft-page-break/>22. Our Lord tells us that “The clean of heart shall see <text:s/>_ _ _ _ _ _ _ .”</text:p>
        <text:p text:style-name="P4">23. Another name for levity of mind is <text:s/>_ _ _ _ _ _ _ _ _ _ _ _ .</text:p>
        <text:p text:style-name="P4">24. The list of forbidden books is called the <text:s/>_ _ _ _ _ _ _ .</text:p>
        <text:p text:style-name="P4">25. The virtue of faith is a glorious gift of supernatural light and <text:s/>_ _ _ _ <text:s text:c="9"/>_ _ _ _ .</text:p>
        <text:p text:style-name="P4"/>
        <text:p text:style-name="P5">1. Faith is the acceptance of (<text:span text:style-name="T8">truth</text:span>) on the (<text:span text:style-name="T8">authority</text:span>) of another. 2. A person's authority is his (<text:span text:style-name="T8">right</text:span>) to be believed on account of his (<text:span text:style-name="T8">knowledge</text:span>) and (<text:span text:style-name="T8">truthfulness</text:span>). 3. An act of science is based on (<text:span text:style-name="T7">intrinsic</text:span>) (extrinsic) evidence. 4. Two and two make four. My assent here is an act of (faith) (<text:span text:style-name="T7">science</text:span>). 5. There are three kinds of faith: (<text:span text:style-name="T8">human</text:span>), (<text:span text:style-name="T8">ecclesiastical</text:span>) and (<text:span text:style-name="T8">divine</text:span>). 6. It is by an act of (<text:span text:style-name="T8">ecclesiastical</text:span>) faith that I know Teresa is a saint. 7. Assenting to the Trinity, I make an act of (<text:span text:style-name="T8">divine</text:span>) faith. 8. My act of divine faith is made by my (<text:span text:style-name="T8">intellect</text:span>), under a command from my (<text:span text:style-name="T8">will</text:span>). 9. It is a (natural) (<text:span text:style-name="T7">supernatural</text:span>) act. 10. Its certitude is proportionate to God's (<text:span text:style-name="T8">authority</text:span>). 11. Its motive is God's (<text:span text:style-name="T8">authority</text:span>). 12. I believe in the Trinity because (Scripture and Tradition refer to it) (the Church defines it) (G<text:span text:style-name="T7">od reveals it</text:span>). 13. When I want to know if God has revealed a truth, I ask (<text:span text:style-name="T8">the Church</text:span>). 14. The Church interprets Scripture and Tradition (fallibly) (<text:span text:style-name="T7">infallibly</text:span>). 15. Because my act of faith is free, it can (<text:span text:style-name="T8">merit</text:span>) a reward in heaven. 16. My act of divine faith (can) (<text:span text:style-name="T7">cannot</text:span>) be false. 17. The certitude in my act of divine faith is a (natural) (<text:span text:style-name="T7">supernatural</text:span>) one. 18. I (<text:span text:style-name="T7">am</text:span>) (am not) more certain of the existence of heaven than of my own existence. 19. I (<text:span text:style-name="T7">am</text:span>) (am not) obliged to profess my faith externally. 20. I am (sometimes) (<text:span text:style-name="T7">never</text:span>) allowed to deny my faith. 21. A Catholic who denied all God's revealed truths would be called (<text:span text:style-name="T8">an apostate</text:span>). 22. Our Lord tells us that “The clean of heart shall see (<text:span text:style-name="T8">God</text:span>).” 23. Another name for levity of mind is (<text:span text:style-name="T8">superficiality</text:span>). 24. The list of forbidden books is called the (<text:span text:style-name="T8">Index</text:span>). 25. The virtue of faith is a glorious gift of supernatural light and (<text:span text:style-name="T8">good will</text:span>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textmaker="tm" office:version="1.2">
  <office:font-face-decls>
    <style:font-face style:name="Basic Sans" svg:font-family="'Basic Sans'" style:font-family-generic="roman"/>
    <style:font-face style:name="Berenika" svg:font-family="Berenika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JARDOTTY" svg:font-family="JARDOTTY" style:font-pitch="variable"/>
    <style:font-face style:name="Linux Libertine O1" svg:font-family="'Linux Libertine O'" style:font-pitch="variable"/>
    <style:font-face style:name="Garamond1" svg:font-family="Garamon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AU" fo:font-style="normal" style:text-underline-style="none" fo:font-weight="normal" style:letter-kerning="true" fo:background-color="transparent" style:font-name-asian="DejaVu Sans" style:font-family-asian="'DejaVu Sans'" style:font-family-generic-asian="roman" style:font-size-asian="10.5pt" style:language-asian="zh" style:country-asian="CN" style:font-style-asian="normal" style:font-weight-asian="normal" style:font-name-complex="FreeSans" style:font-family-complex="FreeSans" style:font-family-generic-complex="roman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text:number-lines="true" text:line-number="0"/>
      <style:text-properties style:font-name="Liberation Sans" fo:font-family="'Liberation Sans'" style:font-family-generic="swiss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keep-together="always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Normal" style:family="text"/>
    <style:style style:name="Bullet_20_Symbols" style:display-name="Bullet Symbols" style:family="text">
      <style:text-properties style:font-name="OpenSymbol" fo:font-family="OpenSymbol" style:font-family-generic="roman" style:font-name-asian="OpenSymbol" style:font-family-asian="OpenSymbol" style:font-family-generic-asian="roman" style:font-name-complex="OpenSymbol" style:font-family-complex="OpenSymbol" style:font-family-generic-complex="roman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70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6-05-02T11:55:24</meta:creation-date>
    <dc:date>2016-06-29T13:32:40.422323559</dc:date>
    <meta:print-date>2016-06-29T10:26:01.209203490</meta:print-date>
    <meta:editing-duration>PT11M41S</meta:editing-duration>
    <meta:editing-cycles>3</meta:editing-cycles>
    <meta:document-statistic meta:table-count="0" meta:image-count="0" meta:object-count="0" meta:page-count="3" meta:paragraph-count="28" meta:word-count="807" meta:character-count="3712" meta:non-whitespace-character-count="2879"/>
  </office:meta>
</office:document-meta>
</file>